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ff" draw:fill-color="#000000" draw:textarea-horizontal-align="justify" draw:textarea-vertical-align="middle" draw:auto-grow-height="false" fo:min-height="17.428cm" fo:min-width="17.178cm" draw:shadow="hidden" loext:decorative="false"/>
    </style:style>
    <style:style style:name="P1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0.043cm" svg:height="20.06cm" draw:transform="skewX (0.00506145483078362) rotate (0.700749694675723) translate (0.910622158298355cm 13.7083345758628cm)" svg:viewBox="0 0 20044 20061" svg:d="M18242 4292c163 234 317 475 459 723 880 1525 1343 3254 1343 5016s-464 3490-1344 5015c-880 1526-2145 2790-3668 3672-1525 880-3252 1343-5012 1343-1760 1-3486-463-5011-1343-1524-880-2788-2145-3667-3671-878-1526-1342-3255-1342-5015 0-1761 464-3491 1344-5017 880-1524 2144-2790 3668-3670 1526-880 3253-1345 5012-1345 1758 0 3487 464 5010 1344 84 48 166 97 247 148l-2970 2973c-724-298-1500-453-2289-453-1055 0-2093 280-3007 807-913 528-1673 1288-2200 2202-527 915-807 1953-807 3011 0 1055 278 2094 806 3008 528 916 1286 1676 2200 2204 914 527 1951 805 3007 805 1055-1 2093-278 3006-805 914-529 1674-1289 2201-2203 479-832 754-1763 800-2719l-8163 17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d" fo:country="ID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09T10:19:06.142541716</meta:creation-date>
    <dc:date>2025-05-24T15:58:08.845000000</dc:date>
    <meta:editing-duration>PT1M27S</meta:editing-duration>
    <meta:editing-cycles>8</meta:editing-cycles>
    <meta:generator>LibreOffice/24.8.7.2$Windows_X86_64 LibreOffice_project/e07d0a63a46349d29051da79b1fde8160bab2a89</meta:generator>
    <meta:document-statistic meta:object-count="1"/>
  </office:meta>
</office:document-meta>
</file>